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M Sans 9" svg:font-family="'LM Sans 9'" style:font-adornments="9 Regular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8da57" officeooo:paragraph-rsid="0018da57"/>
    </style:style>
    <style:style style:name="P2" style:family="paragraph" style:parent-style-name="Standard" style:list-style-name="L1">
      <style:text-properties officeooo:rsid="0018da57" officeooo:paragraph-rsid="0018da57"/>
    </style:style>
    <style:style style:name="P3" style:family="paragraph" style:parent-style-name="Standard" style:list-style-name="L1">
      <style:text-properties officeooo:rsid="001a104d" officeooo:paragraph-rsid="001a104d"/>
    </style:style>
    <style:style style:name="P4" style:family="paragraph" style:parent-style-name="Standard" style:list-style-name="L1">
      <style:text-properties officeooo:rsid="001a5cac" officeooo:paragraph-rsid="001a5cac"/>
    </style:style>
    <style:style style:name="P5" style:family="paragraph" style:parent-style-name="Standard">
      <style:text-properties officeooo:rsid="001a5cac" officeooo:paragraph-rsid="001a5cac"/>
    </style:style>
    <style:style style:name="T1" style:family="text">
      <style:text-properties officeooo:rsid="001a5cac"/>
    </style:style>
    <text:list-style style:name="L1">
      <text:list-level-style-bullet text:level="1" text:style-name="Bullet_20_Symbols" text:bullet-char="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LM Sans 9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ura Profile Feedback Checklist</text:p>
      <text:p text:style-name="P1"/>
      <text:list xml:id="list6957850961312174498" text:style-name="L1">
        <text:list-item>
          <text:p text:style-name="P2">Have You Already:</text:p>
          <text:list>
            <text:list-item>
              <text:p text:style-name="P2">Cleaned the Nozzle off/out?</text:p>
            </text:list-item>
            <text:list-item>
              <text:p text:style-name="P3">Cleaned <text:span text:style-name="T1">and/or Sanded the bed</text:span>?</text:p>
            </text:list-item>
            <text:list-item>
              <text:p text:style-name="P2">Leveled the <text:span text:style-name="T1">X axis</text:span>?</text:p>
            </text:list-item>
            <text:list-item>
              <text:p text:style-name="P4">Restored Failsafe?</text:p>
            </text:list-item>
            <text:list-item>
              <text:p text:style-name="P2">Updated your Firmware?</text:p>
            </text:list-item>
            <text:list-item>
              <text:p text:style-name="P2">Updated your Version of Cura?</text:p>
            </text:list-item>
          </text:list>
        </text:list-item>
      </text:list>
      <text:p text:style-name="P1"/>
      <text:list xml:id="list143619797522601" text:continue-numbering="true" text:style-name="L1">
        <text:list-item>
          <text:p text:style-name="P4">ERROR DESCRIPTION</text:p>
          <text:list>
            <text:list-item>
              <text:p text:style-name="P4">Please explain your original intent and then the failed result.</text:p>
            </text:list-item>
          </text:list>
        </text:list-item>
      </text:list>
      <text:p text:style-name="P5"/>
      <text:list xml:id="list143619150302031" text:continue-numbering="true" text:style-name="L1">
        <text:list-item>
          <text:p text:style-name="P2">Include <text:span text:style-name="T1">t</text:span>his Information for R&amp;D Use:</text:p>
          <text:list>
            <text:list-item>
              <text:p text:style-name="P2">Machine Type</text:p>
            </text:list-item>
            <text:list-item>
              <text:p text:style-name="P2">Toolhead Type</text:p>
            </text:list-item>
            <text:list-item>
              <text:p text:style-name="P2">Firmware Version</text:p>
            </text:list-item>
            <text:list-item>
              <text:p text:style-name="P2">Cura Version</text:p>
            </text:list-item>
            <text:list-item>
              <text:p text:style-name="P2">Material Being Used</text:p>
            </text:list-item>
            <text:list-item>
              <text:p text:style-name="P2">Estimated age of filament </text:p>
            </text:list-item>
            <text:list-item>
              <text:p text:style-name="P2">Profile being used (please include any profile edits you made, no matter how small)</text:p>
            </text:list-item>
            <text:list-item>
              <text:p text:style-name="P2">STL and/or Gcode (add as file, web link, or shared-j location)</text:p>
            </text:list-item>
            <text:list-item>
              <text:p text:style-name="P2">Environmental Description (enclosed or open air?)</text:p>
            </text:list-item>
            <text:list-item>
              <text:p text:style-name="P3">Pictures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M Sans 9" svg:font-family="'LM Sans 9'" style:font-adornments="9 Regular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9T13:47:27.388309235</meta:creation-date>
    <dc:date>2018-10-09T14:36:17.772032959</dc:date>
    <meta:editing-duration>PT17M29S</meta:editing-duration>
    <meta:editing-cycles>1</meta:editing-cycles>
    <meta:document-statistic meta:table-count="0" meta:image-count="0" meta:object-count="0" meta:page-count="1" meta:paragraph-count="21" meta:word-count="115" meta:character-count="630" meta:non-whitespace-character-count="555"/>
    <meta:generator>LibreOffice/5.2.7.2$Linux_X86_64 LibreOffice_project/20m0$Build-2</meta:generator>
  </office:meta>
</office:document-meta>
</file>